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53cm" svg:stroke-color="#ea75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1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color="#3465a4"/>
    </style:style>
    <style:style style:name="P3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ea7500" fo:font-weight="bold" style:font-weight-asian="bold" style:font-weight-complex="bold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ea7500" fo:font-weight="normal" style:font-weight-asian="normal" style:font-weight-complex="normal"/>
    </style:style>
    <style:style style:name="T1" style:family="text">
      <style:text-properties fo:color="#3465a4"/>
    </style:style>
    <style:style style:name="T2" style:family="text">
      <style:text-properties fo:color="#3465a4" style:text-position="-33% 58%"/>
    </style:style>
    <style:style style:name="T3" style:family="text">
      <style:text-properties fo:color="#3465a4" style:text-position="0% 100%"/>
    </style:style>
    <style:style style:name="T4" style:family="text">
      <style:text-properties fo:color="#3465a4" fo:font-size="14pt" style:font-size-asian="14pt" style:font-size-complex="14pt"/>
    </style:style>
    <style:style style:name="T5" style:family="text">
      <style:text-properties fo:color="#ea7500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ea7500" style:text-position="-33% 58%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ea7500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cm" svg:y1="2cm" svg:x2="9cm" svg:y2="12cm">
          <text:p/>
        </draw:line>
        <draw:line draw:style-name="gr1" draw:text-style-name="P1" draw:layer="layout" svg:x1="19cm" svg:y1="12cm" svg:x2="9cm" svg:y2="12cm">
          <text:p/>
        </draw:line>
        <draw:frame draw:style-name="gr2" draw:text-style-name="P2" draw:layer="layout" svg:width="1.971cm" svg:height="1.114cm" svg:x="6.7cm" svg:y="1.9cm">
          <draw:text-box>
            <text:p><text:span text:style-name="T1">I</text:span><text:span text:style-name="T2">D</text:span><text:span text:style-name="T3"> (A)</text:span></text:p>
          </draw:text-box>
        </draw:frame>
        <draw:frame draw:style-name="gr2" draw:text-style-name="P2" draw:layer="layout" svg:width="2.482cm" svg:height="1.114cm" svg:x="8.242cm" svg:y="12.7cm">
          <draw:text-box>
            <text:p><text:span text:style-name="T1">V</text:span><text:span text:style-name="T2">GS</text:span><text:span text:style-name="T3"> (V)</text:span></text:p>
          </draw:text-box>
        </draw:frame>
        <draw:g>
          <draw:line draw:style-name="gr3" draw:text-style-name="P1" draw:layer="layout" svg:x1="9cm" svg:y1="2cm" svg:x2="8.6cm" svg:y2="2.3cm">
            <text:p/>
          </draw:line>
          <draw:line draw:style-name="gr3" draw:text-style-name="P1" draw:layer="layout" svg:x1="9cm" svg:y1="2cm" svg:x2="9.4cm" svg:y2="2.3cm">
            <text:p/>
          </draw:line>
        </draw:g>
        <draw:g>
          <draw:line draw:style-name="gr3" draw:text-style-name="P1" draw:layer="layout" svg:x1="19cm" svg:y1="12cm" svg:x2="18.7cm" svg:y2="11.6cm">
            <text:p/>
          </draw:line>
          <draw:line draw:style-name="gr3" draw:text-style-name="P1" draw:layer="layout" svg:x1="19cm" svg:y1="12cm" svg:x2="18.7cm" svg:y2="12.4cm">
            <text:p/>
          </draw:line>
        </draw:g>
        <draw:path draw:style-name="gr4" draw:text-style-name="P1" draw:layer="layout" svg:width="9.478cm" svg:height="7.179cm" draw:transform="skewX (0.225322006432468) rotate (0.425336738711018) translate (7.76565816445652cm 5.91126124941783cm)" svg:viewBox="0 0 9479 7180" svg:d="M0 6056c2594 1163 3761 1344 4628 904s4851-6960 4851-6960">
          <text:p/>
        </draw:path>
        <draw:frame draw:style-name="gr2" draw:text-style-name="P3" draw:layer="layout" svg:width="0.777cm" svg:height="0.802cm" svg:x="8.623cm" svg:y="12.1cm">
          <draw:text-box>
            <text:p><text:span text:style-name="T4">0</text:span></text:p>
          </draw:text-box>
        </draw:frame>
        <draw:frame draw:style-name="gr2" draw:text-style-name="P3" draw:layer="layout" svg:width="0.777cm" svg:height="0.802cm" svg:x="10.6cm" svg:y="12.1cm">
          <draw:text-box>
            <text:p><text:span text:style-name="T4">2</text:span></text:p>
          </draw:text-box>
        </draw:frame>
        <draw:frame draw:style-name="gr5" draw:text-style-name="P3" draw:layer="layout" svg:width="0.777cm" svg:height="0.802cm" svg:x="12.6cm" svg:y="12.098cm">
          <draw:text-box>
            <text:p><text:span text:style-name="T4">4</text:span></text:p>
          </draw:text-box>
        </draw:frame>
        <draw:frame draw:style-name="gr2" draw:text-style-name="P3" draw:layer="layout" svg:width="0.777cm" svg:height="0.802cm" svg:x="14.6cm" svg:y="12.1cm">
          <draw:text-box>
            <text:p><text:span text:style-name="T4">6</text:span></text:p>
          </draw:text-box>
        </draw:frame>
        <draw:frame draw:style-name="gr2" draw:text-style-name="P3" draw:layer="layout" svg:width="0.777cm" svg:height="0.802cm" svg:x="16.6cm" svg:y="12.1cm">
          <draw:text-box>
            <text:p><text:span text:style-name="T4">8</text:span></text:p>
          </draw:text-box>
        </draw:frame>
        <draw:frame draw:style-name="gr6" draw:text-style-name="P5" draw:layer="layout" svg:width="17cm" svg:height="1.681cm" svg:x="1.4cm" svg:y="0.2cm">
          <draw:text-box>
            <text:p text:style-name="P4"><text:span text:style-name="T5">V</text:span><text:span text:style-name="T6">GS</text:span><text:span text:style-name="T5"> vs. I</text:span><text:span text:style-name="T6">D</text:span><text:span text:style-name="T5"> for an enhacement and depletion mode N-Ch MOSFETs</text:span><text:span text:style-name="T5"><text:line-break/></text:span><text:span text:style-name="T5">(fixed V</text:span><text:span text:style-name="T6">DS</text:span><text:span text:style-name="T5">)</text:span></text:p>
          </draw:text-box>
        </draw:frame>
        <draw:frame draw:style-name="gr2" draw:text-style-name="P3" draw:layer="layout" svg:width="0.777cm" svg:height="0.802cm" svg:x="8.2cm" svg:y="9.598cm">
          <draw:text-box>
            <text:p><text:span text:style-name="T4">1</text:span></text:p>
          </draw:text-box>
        </draw:frame>
        <draw:frame draw:style-name="gr2" draw:text-style-name="P3" draw:layer="layout" svg:width="0.777cm" svg:height="0.802cm" svg:x="8.2cm" svg:y="7.6cm">
          <draw:text-box>
            <text:p><text:span text:style-name="T4">2</text:span></text:p>
          </draw:text-box>
        </draw:frame>
        <draw:frame draw:style-name="gr2" draw:text-style-name="P3" draw:layer="layout" svg:width="0.777cm" svg:height="0.802cm" svg:x="8.123cm" svg:y="5.6cm">
          <draw:text-box>
            <text:p><text:span text:style-name="T4">3</text:span></text:p>
          </draw:text-box>
        </draw:frame>
        <draw:frame draw:style-name="gr2" draw:text-style-name="P3" draw:layer="layout" svg:width="0.777cm" svg:height="0.802cm" svg:x="8.123cm" svg:y="3.6cm">
          <draw:text-box>
            <text:p><text:span text:style-name="T4">4</text:span></text:p>
          </draw:text-box>
        </draw:frame>
        <draw:line draw:style-name="gr1" draw:text-style-name="P1" draw:layer="layout" svg:x1="1cm" svg:y1="12cm" svg:x2="9cm" svg:y2="12cm">
          <text:p/>
        </draw:line>
        <draw:path draw:style-name="gr4" draw:text-style-name="P1" draw:layer="layout" svg:width="9.478cm" svg:height="7.179cm" draw:transform="skewX (0.225322006432468) rotate (0.425336738711018) translate (1.96565816445651cm 5.91126124941783cm)" svg:viewBox="0 0 9479 7180" svg:d="M0 6056c2594 1163 3761 1344 4628 904s4851-6960 4851-6960">
          <text:p/>
        </draw:path>
        <draw:frame draw:style-name="gr2" draw:text-style-name="P3" draw:layer="layout" svg:width="0.942cm" svg:height="0.802cm" svg:x="6.623cm" svg:y="12.098cm">
          <draw:text-box>
            <text:p><text:span text:style-name="T4">-2</text:span></text:p>
          </draw:text-box>
        </draw:frame>
        <draw:frame draw:style-name="gr7" draw:text-style-name="P3" draw:layer="layout" svg:width="1.177cm" svg:height="1.353cm" svg:x="4.623cm" svg:y="12.198cm">
          <draw:text-box>
            <text:p><text:span text:style-name="T4">-4</text:span></text:p>
          </draw:text-box>
        </draw:frame>
        <draw:frame draw:style-name="gr7" draw:text-style-name="P3" draw:layer="layout" svg:width="0.977cm" svg:height="1.353cm" svg:x="2.523cm" svg:y="12.1cm">
          <draw:text-box>
            <text:p><text:span text:style-name="T4">-6</text:span></text:p>
          </draw:text-box>
        </draw:frame>
        <draw:frame draw:style-name="gr8" draw:text-style-name="P7" draw:layer="layout" svg:width="6.1cm" svg:height="1.181cm" draw:transform="rotate (1.26606183939669) translate (12.043cm 10.419cm)">
          <draw:text-box>
            <text:p text:style-name="P6"><text:span text:style-name="T7">enhancement mode</text:span></text:p>
          </draw:text-box>
        </draw:frame>
        <draw:frame draw:style-name="gr8" draw:text-style-name="P7" draw:layer="layout" svg:width="6.1cm" svg:height="1.181cm" draw:transform="rotate (1.26606183939669) translate (5.8cm 10.446cm)">
          <draw:text-box>
            <text:p text:style-name="P6"><text:span text:style-name="T7">depletion mod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9T17:30:29.397000000</meta:creation-date>
    <dc:date>2021-02-19T20:32:13.425000000</dc:date>
    <meta:editing-duration>PT1H51M21S</meta:editing-duration>
    <meta:editing-cycles>6</meta:editing-cycles>
    <meta:generator>LibreOffice/6.4.4.2$Windows_X86_64 LibreOffice_project/3d775be2011f3886db32dfd395a6a6d1ca2630ff</meta:generator>
    <meta:document-statistic meta:object-count="28"/>
  </office:meta>
</office:document-meta>
</file>